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fo:font-weight="bold" style:font-weight-asian="bold"/>
    </style:style>
    <style:style style:name="P2" style:family="paragraph" style:parent-style-name="Standard">
      <style:paragraph-properties fo:line-height="0.353cm"/>
      <style:text-properties fo:font-weight="bold" officeooo:paragraph-rsid="000e3cfb" style:font-weight-asian="bold"/>
    </style:style>
    <style:style style:name="P3" style:family="paragraph" style:parent-style-name="Standard">
      <style:text-properties fo:color="#4d4d4d" fo:font-size="12pt" style:font-size-asian="12pt" style:font-size-complex="12pt"/>
    </style:style>
    <style:style style:name="P4" style:family="paragraph" style:parent-style-name="Standard">
      <style:text-properties fo:color="#4d4d4d" fo:font-size="12pt" fo:font-weight="bold" style:font-size-asian="12pt" style:font-weight-asian="bold" style:font-size-complex="12pt" style:text-scale="99%"/>
    </style:style>
    <style:style style:name="P5" style:family="paragraph" style:parent-style-name="Standard">
      <style:text-properties fo:color="#4d4d4d" fo:font-size="12pt" fo:font-weight="bold" style:font-size-asian="12pt" style:font-weight-asian="bold" style:font-size-complex="12pt" style:text-scale="101%"/>
    </style:style>
    <style:style style:name="P6" style:family="paragraph" style:parent-style-name="Standard">
      <style:text-properties fo:color="#4d4d4d" fo:font-size="14pt" style:font-size-asian="14pt" style:font-size-complex="14pt"/>
    </style:style>
    <style:style style:name="P7" style:family="paragraph" style:parent-style-name="Standard">
      <style:text-properties fo:color="#4d4d4d" fo:font-size="17pt" fo:font-weight="bold" style:font-size-asian="17pt" style:font-weight-asian="bold" style:font-size-complex="17pt" style:text-scale="101%"/>
    </style:style>
    <style:style style:name="P8" style:family="paragraph" style:parent-style-name="Standard">
      <style:paragraph-properties fo:line-height="102%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.588cm"/>
    </style:style>
    <style:style style:name="P11" style:family="paragraph" style:parent-style-name="Standard">
      <style:paragraph-properties fo:line-height="0.282cm"/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 fo:margin-top="0.007cm" fo:margin-bottom="0cm" loext:contextual-spacing="false" fo:line-height="0.388cm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top="0.007cm" fo:margin-bottom="0cm" loext:contextual-spacing="false" fo:line-height="0.318cm"/>
      <style:text-properties fo:font-size="9.5pt" fo:font-weight="bold" style:font-size-asian="9.5pt" style:font-weight-asian="bold" style:font-size-complex="9.5pt"/>
    </style:style>
    <style:style style:name="P14" style:family="paragraph" style:parent-style-name="Standard">
      <style:paragraph-properties fo:margin-left="0.591cm" fo:margin-right="0cm" fo:line-height="102%" fo:text-align="end" style:justify-single-word="false" fo:text-indent="1.512cm" style:auto-text-indent="false"/>
      <style:text-properties fo:color="#4d4d4d" fo:font-size="12.5pt" fo:font-weight="bold" style:font-size-asian="12.5pt" style:font-weight-asian="bold" style:font-size-complex="12.5pt" style:text-scale="102%"/>
    </style:style>
    <style:style style:name="P15" style:family="paragraph" style:parent-style-name="Standard">
      <style:paragraph-properties fo:margin-top="0.005cm" fo:margin-bottom="0cm" loext:contextual-spacing="false" fo:line-height="0.423cm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.005cm" fo:margin-bottom="0cm" loext:contextual-spacing="false" fo:line-height="0.353cm"/>
      <style:text-properties fo:font-weight="bold" style:font-weight-asian="bold"/>
    </style:style>
    <style:style style:name="P17" style:family="paragraph" style:parent-style-name="Standard">
      <style:paragraph-properties fo:margin-top="0.014cm" fo:margin-bottom="0cm" loext:contextual-spacing="false" fo:line-height="0.423cm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.023cm" fo:margin-bottom="0cm" loext:contextual-spacing="false" fo:line-height="0.353cm"/>
      <style:text-properties fo:font-weight="bold" style:font-weight-asian="bold"/>
    </style:style>
    <style:style style:name="P19" style:family="paragraph" style:parent-style-name="Standard">
      <style:paragraph-properties fo:line-height="1.588cm" fo:break-before="column"/>
    </style:style>
    <style:style style:name="P20" style:family="paragraph" style:parent-style-name="Standard">
      <style:paragraph-properties fo:margin-top="0.03cm" fo:margin-bottom="0cm" loext:contextual-spacing="false" fo:line-height="0.388cm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top="0.009cm" fo:margin-bottom="0cm" loext:contextual-spacing="false" fo:line-height="0.176cm"/>
      <style:text-properties fo:font-size="5pt" fo:font-weight="bold" style:font-size-asian="5pt" style:font-weight-asian="bold" style:font-size-complex="5pt"/>
    </style:style>
    <style:style style:name="P22" style:family="paragraph" style:parent-style-name="Standard">
      <style:paragraph-properties fo:margin-left="0cm" fo:margin-right="0.198cm" fo:line-height="103%" fo:text-indent="0cm" style:auto-text-indent="false"/>
    </style:style>
    <style:style style:name="P23" style:family="paragraph" style:parent-style-name="Standard">
      <style:paragraph-properties fo:margin-top="0.028cm" fo:margin-bottom="0cm" loext:contextual-spacing="false" fo:line-height="0.494cm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.018cm" fo:margin-bottom="0cm" loext:contextual-spacing="false" fo:line-height="0.282cm"/>
      <style:text-properties fo:font-size="8pt" fo:font-weight="bold" style:font-size-asian="8pt" style:font-weight-asian="bold" style:font-size-complex="8pt"/>
    </style:style>
    <style:style style:name="P25" style:family="paragraph" style:parent-style-name="Standard">
      <style:paragraph-properties fo:margin-top="0.09cm" fo:margin-bottom="0cm" loext:contextual-spacing="false"/>
    </style:style>
    <style:style style:name="P26" style:family="paragraph" style:parent-style-name="Standard">
      <style:paragraph-properties fo:margin-top="0.035cm" fo:margin-bottom="0cm" loext:contextual-spacing="false" fo:line-height="0.388cm"/>
      <style:text-properties fo:color="#4d4d4d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top="0.035cm" fo:margin-bottom="0cm" loext:contextual-spacing="false" fo:line-height="0.388cm"/>
      <style:text-properties officeooo:rsid="000e3cfb" officeooo:paragraph-rsid="000e3cfb"/>
    </style:style>
    <style:style style:name="P28" style:family="paragraph" style:parent-style-name="Standard">
      <style:paragraph-properties fo:margin-left="2.566cm" fo:margin-right="0cm" fo:text-indent="0cm" style:auto-text-indent="false"/>
    </style:style>
    <style:style style:name="P29" style:family="paragraph" style:parent-style-name="Standard">
      <style:paragraph-properties fo:margin-left="2.566cm" fo:margin-right="0cm" fo:text-indent="0cm" style:auto-text-indent="false"/>
      <style:text-properties fo:color="#4d4d4d" fo:font-size="20pt" fo:font-weight="bold" style:font-size-asian="20pt" style:font-weight-asian="bold" style:font-size-complex="20pt" style:text-scale="101%"/>
    </style:style>
    <style:style style:name="P30" style:family="paragraph" style:parent-style-name="Standard">
      <style:paragraph-properties fo:margin-left="2.566cm" fo:margin-right="0cm" fo:text-indent="0cm" style:auto-text-indent="false"/>
      <style:text-properties fo:color="#4d4d4d" fo:font-size="12pt" fo:font-weight="bold" style:font-size-asian="12pt" style:font-weight-asian="bold" style:font-size-complex="12pt" style:text-scale="101%"/>
    </style:style>
    <style:style style:name="P31" style:family="paragraph" style:parent-style-name="Standard">
      <style:paragraph-properties fo:margin-left="0cm" fo:margin-right="0.702cm" fo:text-align="end" style:justify-single-word="false" fo:text-indent="0cm" style:auto-text-indent="false"/>
    </style:style>
    <style:style style:name="P32" style:family="paragraph" style:parent-style-name="Standard" style:master-page-name="Standard">
      <style:paragraph-properties fo:line-height="0.353cm" style:page-number="auto"/>
      <style:text-properties fo:font-weight="bold" style:font-weight-asian="bold"/>
    </style:style>
    <style:style style:name="P33" style:family="paragraph" style:parent-style-name="Standard">
      <style:text-properties fo:color="#4d4d4d"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line-height="102%"/>
      <style:text-properties fo:color="#4d4d4d" fo:font-size="14pt" fo:font-weight="bold" style:font-size-asian="14pt" style:font-weight-asian="bold" style:font-size-complex="14pt" style:text-scale="102%"/>
    </style:style>
    <style:style style:name="P35" style:family="paragraph" style:parent-style-name="Standard">
      <style:text-properties fo:color="#4d4d4d" fo:font-size="12pt" style:font-size-asian="12pt" style:font-size-complex="12pt"/>
    </style:style>
    <style:style style:name="P36" style:family="paragraph" style:parent-style-name="Standard">
      <style:paragraph-properties fo:line-height="102%"/>
      <style:text-properties fo:color="#4d4d4d" fo:font-size="12pt" style:font-size-asian="12pt" style:font-size-complex="12pt" style:text-scale="102%"/>
    </style:style>
    <style:style style:name="P37" style:family="paragraph" style:parent-style-name="Standard">
      <style:text-properties fo:color="#4d4d4d" fo:font-size="12pt" fo:font-weight="bold" style:font-size-asian="12pt" style:font-weight-asian="bold" style:font-size-complex="12pt"/>
    </style:style>
    <style:style style:name="P38" style:family="paragraph" style:parent-style-name="Standard">
      <style:text-properties fo:color="#4d4d4d" fo:font-size="12pt" fo:font-weight="bold" style:font-size-asian="12pt" style:font-weight-asian="bold" style:font-size-complex="12pt" style:text-scale="99%"/>
    </style:style>
    <style:style style:name="P39" style:family="paragraph" style:parent-style-name="Standard">
      <style:paragraph-properties fo:line-height="0.353cm"/>
      <style:text-properties fo:color="#4d4d4d" fo:font-size="12pt" fo:font-weight="bold" officeooo:rsid="000e3cfb" officeooo:paragraph-rsid="000e3cfb" style:font-size-asian="12pt" style:font-weight-asian="bold" style:font-size-complex="12pt"/>
    </style:style>
    <style:style style:name="P40" style:family="paragraph" style:parent-style-name="Standard">
      <style:paragraph-properties fo:text-align="end" style:justify-single-word="false"/>
      <style:text-properties fo:color="#4d4d4d" fo:font-weight="bold" style:font-weight-asian="bold" style:text-scale="99%"/>
    </style:style>
    <style:style style:name="P41" style:family="paragraph" style:parent-style-name="Standard">
      <style:text-properties fo:font-size="12pt" fo:font-weight="bold" style:font-size-asian="12pt" style:font-weight-asian="bold" style:font-size-complex="12pt"/>
    </style:style>
    <style:style style:name="P42" style:family="paragraph" style:parent-style-name="Standard">
      <style:paragraph-properties fo:margin-left="0.591cm" fo:margin-right="0cm" fo:line-height="102%" fo:text-align="end" style:justify-single-word="false" fo:text-indent="1.512cm" style:auto-text-indent="false"/>
      <style:text-properties fo:color="#4d4d4d" fo:font-size="14pt" fo:font-weight="bold" style:font-size-asian="14pt" style:font-weight-asian="bold" style:font-size-complex="14pt" style:text-scale="102%"/>
    </style:style>
    <style:style style:name="P43" style:family="paragraph" style:parent-style-name="Standard">
      <style:paragraph-properties fo:margin-top="0.016cm" fo:margin-bottom="0cm" loext:contextual-spacing="false" fo:text-align="end" style:justify-single-word="false"/>
      <style:text-properties fo:color="#4d4d4d" fo:font-weight="bold" style:font-weight-asian="bold" style:text-scale="99%"/>
    </style:style>
    <style:style style:name="P44" style:family="paragraph" style:parent-style-name="Standard">
      <style:paragraph-properties fo:margin-top="0.016cm" fo:margin-bottom="0cm" loext:contextual-spacing="false" fo:line-height="0.212cm"/>
      <style:text-properties fo:color="#4d4d4d" fo:font-weight="bold" style:font-weight-asian="bold" style:text-scale="99%"/>
    </style:style>
    <style:style style:name="P45" style:family="paragraph" style:parent-style-name="Standard">
      <style:paragraph-properties fo:margin-top="0.028cm" fo:margin-bottom="0cm" loext:contextual-spacing="false" fo:line-height="0.494cm"/>
      <style:text-properties fo:color="#4d4d4d" fo:font-size="12pt" style:font-size-asian="12pt" style:font-size-complex="12pt"/>
    </style:style>
    <style:style style:name="P46" style:family="paragraph" style:parent-style-name="Standard">
      <style:paragraph-properties fo:margin-top="0.035cm" fo:margin-bottom="0cm" loext:contextual-spacing="false" fo:line-height="0.388cm"/>
      <style:text-properties fo:color="#4d4d4d"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top="0.035cm" fo:margin-bottom="0cm" loext:contextual-spacing="false" fo:line-height="0.388cm"/>
      <style:text-properties fo:color="#4d4d4d" fo:font-size="12pt" fo:font-weight="bold" officeooo:paragraph-rsid="000e3cfb" style:font-size-asian="12pt" style:font-weight-asian="bold" style:font-size-complex="12pt"/>
    </style:style>
    <style:style style:name="P48" style:family="paragraph" style:parent-style-name="Standard">
      <style:paragraph-properties fo:margin-top="0.035cm" fo:margin-bottom="0cm" loext:contextual-spacing="false" fo:line-height="0.388cm"/>
      <style:text-properties fo:color="#4d4d4d" fo:font-size="12pt" fo:font-weight="bold" officeooo:rsid="000e3cfb" officeooo:paragraph-rsid="000e3cfb" style:font-size-asian="12pt" style:font-weight-asian="bold" style:font-size-complex="12pt"/>
    </style:style>
    <style:style style:name="P49" style:family="paragraph" style:parent-style-name="Standard" style:master-page-name="Converted1">
      <style:paragraph-properties style:page-number="auto"/>
      <style:text-properties fo:font-weight="bold" style:font-weight-asian="bold"/>
    </style:style>
    <style:style style:name="P50" style:family="paragraph" style:parent-style-name="Standard">
      <style:paragraph-properties fo:margin-left="2.566cm" fo:margin-right="0cm" fo:text-indent="0cm" style:auto-text-indent="false"/>
      <style:text-properties fo:color="#92d050" fo:font-size="20pt" fo:font-weight="bold" style:font-size-asian="20pt" style:font-weight-asian="bold" style:font-size-complex="20pt" style:text-scale="101%"/>
    </style:style>
    <style:style style:name="P51" style:family="paragraph" style:parent-style-name="List_20_Paragraph" style:list-style-name="WWNum2">
      <style:text-properties fo:color="#4d4d4d" fo:font-size="12pt" fo:font-weight="bold" style:font-size-asian="12pt" style:font-weight-asian="bold" style:font-size-complex="12pt" style:text-scale="101%"/>
    </style:style>
    <style:style style:name="P52" style:family="paragraph" style:parent-style-name="List_20_Paragraph" style:list-style-name="WWNum4">
      <style:text-properties fo:color="#4d4d4d" fo:font-size="12pt" fo:font-weight="bold" style:font-size-asian="12pt" style:font-weight-asian="bold" style:font-size-complex="12pt" style:text-scale="101%"/>
    </style:style>
    <style:style style:name="P53" style:family="paragraph" style:parent-style-name="List_20_Paragraph" style:list-style-name="WWNum6">
      <style:text-properties fo:color="#4d4d4d" fo:font-size="12pt" fo:font-weight="bold" style:font-size-asian="12pt" style:font-weight-asian="bold" style:font-size-complex="12pt" style:text-scale="101%"/>
    </style:style>
    <style:style style:name="P54" style:family="paragraph" style:parent-style-name="List_20_Paragraph" style:list-style-name="WWNum6"/>
    <style:style style:name="P55" style:family="paragraph">
      <loext:graphic-properties draw:fill="solid" draw:fill-color="#4c4c4c"/>
      <style:paragraph-properties fo:text-align="center"/>
    </style:style>
    <style:style style:name="T1" style:family="text">
      <style:text-properties fo:color="#4d4d4d" fo:font-size="14pt" fo:font-weight="bold" style:font-size-asian="14pt" style:font-weight-asian="bold" style:font-size-complex="14pt"/>
    </style:style>
    <style:style style:name="T2" style:family="text">
      <style:text-properties fo:color="#4d4d4d" fo:font-size="14pt" fo:font-weight="bold" style:font-size-asian="14pt" style:font-weight-asian="bold" style:font-size-complex="14pt" style:text-scale="102%"/>
    </style:style>
    <style:style style:name="T3" style:family="text">
      <style:text-properties fo:color="#4d4d4d" fo:font-size="14pt" style:font-size-asian="14pt" style:font-size-complex="14pt"/>
    </style:style>
    <style:style style:name="T4" style:family="text">
      <style:text-properties fo:color="#4d4d4d" fo:font-size="12pt" style:font-size-asian="12pt" style:font-size-complex="12pt"/>
    </style:style>
    <style:style style:name="T5" style:family="text">
      <style:text-properties fo:color="#4d4d4d" fo:font-size="12pt" style:font-size-asian="12pt" style:font-size-complex="12pt" style:text-scale="102%"/>
    </style:style>
    <style:style style:name="T6" style:family="text">
      <style:text-properties fo:color="#4d4d4d" fo:font-size="12pt" officeooo:rsid="000e3cfb" style:font-size-asian="12pt" style:font-size-complex="12pt"/>
    </style:style>
    <style:style style:name="T7" style:family="text">
      <style:text-properties fo:color="#4d4d4d" fo:font-size="12pt" fo:font-weight="bold" style:font-size-asian="12pt" style:font-weight-asian="bold" style:font-size-complex="12pt"/>
    </style:style>
    <style:style style:name="T8" style:family="text">
      <style:text-properties fo:color="#4d4d4d" fo:font-size="12pt" fo:font-weight="bold" style:font-size-asian="12pt" style:font-weight-asian="bold" style:font-size-complex="12pt" style:text-scale="99%"/>
    </style:style>
    <style:style style:name="T9" style:family="text">
      <style:text-properties fo:color="#4d4d4d" fo:font-size="12pt" fo:font-weight="bold" officeooo:rsid="000e3cfb" style:font-size-asian="12pt" style:font-weight-asian="bold" style:font-size-complex="12pt" style:text-scale="99%"/>
    </style:style>
    <style:style style:name="T10" style:family="text">
      <style:text-properties fo:color="#4d4d4d" fo:font-size="12pt" fo:font-weight="bold" style:font-size-asian="12pt" style:font-weight-asian="bold" style:font-size-complex="12pt" style:text-scale="101%"/>
    </style:style>
    <style:style style:name="T11" style:family="text">
      <style:text-properties fo:color="#4d4d4d" fo:font-size="20pt" fo:font-weight="bold" style:font-size-asian="20pt" style:font-weight-asian="bold" style:font-size-complex="20pt"/>
    </style:style>
    <style:style style:name="T12" style:family="text">
      <style:text-properties fo:color="#4d4d4d" fo:font-size="20pt" fo:font-weight="bold" style:font-size-asian="20pt" style:font-weight-asian="bold" style:font-size-complex="20pt" style:text-scale="101%"/>
    </style:style>
    <style:style style:name="T13" style:family="text">
      <style:text-properties fo:color="#4d4d4d" style:text-position="super 58%" fo:font-size="14pt" fo:font-weight="bold" style:font-size-asian="14pt" style:font-weight-asian="bold" style:font-size-complex="14pt"/>
    </style:style>
    <style:style style:name="T14" style:family="text">
      <style:text-properties fo:color="#4d4d4d" style:text-position="super 58%" fo:font-size="12pt" fo:font-weight="bold" style:font-size-asian="12pt" style:font-weight-asian="bold" style:font-size-complex="12pt" style:text-scale="101%"/>
    </style:style>
    <style:style style:name="T15" style:family="text">
      <style:text-properties fo:font-weight="bold" style:font-weight-asian="bold"/>
    </style:style>
    <style:style style:name="T16" style:family="text">
      <style:text-properties fo:color="#ffffff" style:text-position="-1% 100%" fo:font-size="39.5pt" fo:font-weight="bold" style:font-size-asian="39.5pt" style:font-weight-asian="bold" style:font-size-complex="39.5pt"/>
    </style:style>
    <style:style style:name="T17" style:family="text">
      <style:text-properties fo:color="#66d9ed" fo:font-size="20pt" fo:font-weight="bold" style:font-size-asian="20pt" style:font-weight-asian="bold" style:font-size-complex="20pt" style:text-scale="101%"/>
    </style:style>
    <style:style style:name="T18" style:family="text">
      <style:text-properties fo:color="#f92771" fo:font-size="20pt" fo:font-weight="bold" style:font-size-asian="20pt" style:font-weight-asian="bold" style:font-size-complex="20pt" style:text-scale="101%"/>
    </style:style>
    <style:style style:name="T19" style:family="text">
      <style:text-properties fo:color="#fd961f" fo:font-size="20pt" fo:font-weight="bold" style:font-size-asian="20pt" style:font-weight-asian="bold" style:font-size-complex="20pt" style:text-scale="101%"/>
    </style:style>
    <style:style style:name="T20" style:family="text">
      <style:text-properties fo:color="#36ae90" fo:font-size="20pt" fo:font-weight="bold" style:font-size-asian="20pt" style:font-weight-asian="bold" style:font-size-complex="20pt" style:text-scale="101%"/>
    </style:style>
    <style:style style:name="T21" style:family="text">
      <style:text-properties fo:color="#92d050" fo:font-size="20pt" fo:font-weight="bold" style:font-size-asian="20pt" style:font-weight-asian="bold" style:font-size-complex="20pt" style:text-scale="101%"/>
    </style:style>
    <style:style style:name="T22" style:family="text">
      <style:text-properties fo:color="#7030a0" fo:font-size="20pt" fo:font-weight="bold" style:font-size-asian="20pt" style:font-weight-asian="bold" style:font-size-complex="20pt" style:text-scale="101%"/>
    </style:style>
    <style:style style:name="T23" style:family="text">
      <style:text-properties fo:color="#00b050" fo:font-size="20pt" fo:font-weight="bold" style:font-size-asian="20pt" style:font-weight-asian="bold" style:font-size-complex="20pt" style:text-scale="101%"/>
    </style:style>
    <style:style style:name="T24" style:family="text">
      <style:text-properties officeooo:rsid="000f1db2"/>
    </style:style>
    <style:style style:name="Sect1" style:family="section">
      <style:section-properties text:dont-balance-text-columns="true" style:editable="false">
        <style:columns fo:column-count="2">
          <style:column style:rel-width="13849*" fo:start-indent="0cm" fo:end-indent="0.499cm"/>
          <style:column style:rel-width="51686*" fo:start-indent="0.499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4c4c4c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2"><draw:g text:anchor-type="char" draw:z-index="0" draw:style-name="gr1"><draw:polygon draw:style-name="gr2" draw:text-style-name="P55" svg:width="21.589cm" svg:height="1.999cm" draw:transform="rotate (-3.14159265358979) translate (21.591875cm 2.00741666666667cm)" svg:viewBox="0 0 21590 2000" draw:points="0,2000 21590,2000 21590,0 0,0"><text:p/></draw:polygon></draw:g></text:p>
        <text:p text:style-name="P1"/>
        <text:p text:style-name="P1"/>
        <text:p text:style-name="P1"/>
        <text:p text:style-name="P1"/>
        <text:p text:style-name="P12"/>
        <text:p text:style-name="P14"/>
        <text:p text:style-name="P14"/>
        <text:p text:style-name="P34"><text:s text:c="8"/>Address</text:p>
        <text:p text:style-name="P36"><text:s text:c="7"/>Flat no.103,</text:p>
        <text:p text:style-name="P36"><text:s text:c="7"/>Vigyapan Lok <text:s text:c="12"/></text:p>
        <text:p text:style-name="P36"><text:s text:c="7"/>Apartments,</text:p>
        <text:p text:style-name="P36"><text:s text:c="7"/>Mayur Vihar-1,</text:p>
        <text:p text:style-name="P8"><text:span text:style-name="T5"><text:s text:c="7"/>Delhi-91</text:span><text:span text:style-name="T2"><text:line-break/></text:span></text:p>
        <text:p text:style-name="P42"><text:line-break/>Contact</text:p>
        <text:p text:style-name="P15"/>
        <text:p text:style-name="P40">+91-8368919900</text:p>
        <text:p text:style-name="P17"/>
        <text:p text:style-name="P43">riya.agarwal103@gmail.com</text:p>
        <text:p text:style-name="P1"/>
        <text:p text:style-name="P18"/>
        <text:p text:style-name="P19"><text:span text:style-name="T15"><text:s text:c="12"/></text:span><text:span text:style-name="T16">Riya Agarwal</text:span></text:p>
        <text:p text:style-name="P20"/>
        <text:p text:style-name="P10"><text:span text:style-name="T17">Car</text:span><text:span text:style-name="T12">eer</text:span><text:span text:style-name="T11"> </text:span><text:span text:style-name="T12">Objective</text:span></text:p>
        <text:p text:style-name="P21"/>
        <text:p text:style-name="P22"><text:span text:style-name="T8">To</text:span><text:span text:style-name="T7"> </text:span><text:span text:style-name="T8">utilize</text:span><text:span text:style-name="T7"> </text:span><text:span text:style-name="T8">my</text:span><text:span text:style-name="T7"> </text:span><text:span text:style-name="T8">knowledge</text:span><text:span text:style-name="T7"> </text:span><text:span text:style-name="T8">and</text:span><text:span text:style-name="T7"> </text:span><text:span text:style-name="T8">skill, utilize</text:span><text:span text:style-name="T7"> </text:span><text:span text:style-name="T8">given</text:span><text:span text:style-name="T7"> </text:span><text:span text:style-name="T8">opportunity</text:span><text:span text:style-name="T7"> </text:span><text:span text:style-name="T8">effectively</text:span><text:span text:style-name="T7"> </text:span><text:span text:style-name="T8">for</text:span><text:span text:style-name="T7"> </text:span><text:span text:style-name="T8">professional</text:span><text:span text:style-name="T7"> </text:span><text:span text:style-name="T8">growth</text:span><text:span text:style-name="T7"> </text:span><text:span text:style-name="T8">and to</text:span><text:span text:style-name="T7"> </text:span><text:span text:style-name="T8">contribute</text:span><text:span text:style-name="T7"> </text:span><text:span text:style-name="T8">in</text:span><text:span text:style-name="T7"> </text:span><text:span text:style-name="T8">the</text:span><text:span text:style-name="T7"> </text:span><text:span text:style-name="T8">best</text:span><text:span text:style-name="T7"> </text:span><text:span text:style-name="T8">possible</text:span><text:span text:style-name="T7"> </text:span><text:span text:style-name="T8">way</text:span><text:span text:style-name="T7"> </text:span><text:span text:style-name="T8">for</text:span><text:span text:style-name="T7"> </text:span><text:span text:style-name="T8">the</text:span><text:span text:style-name="T7"> </text:span><text:span text:style-name="T8">betterment</text:span><text:span text:style-name="T7"> </text:span><text:span text:style-name="T8">of</text:span><text:span text:style-name="T7"> </text:span><text:span text:style-name="T8">the</text:span><text:span text:style-name="T7"> </text:span><text:span text:style-name="T8">organization</text:span><text:span text:style-name="T7"> </text:span><text:span text:style-name="T8">and</text:span><text:span text:style-name="T7"> </text:span><text:span text:style-name="T8">self.</text:span></text:p>
        <text:p text:style-name="P13"/>
        <text:p text:style-name="Standard"><text:span text:style-name="T18">Edu</text:span><text:span text:style-name="T12">cation</text:span></text:p>
        <text:p text:style-name="P23"/>
        <text:p text:style-name="P33">Bachelor of Technology in</text:p>
        <text:p text:style-name="P33">Computer Science and Engineering <text:s text:c="12"/>2017-present</text:p>
        <text:p text:style-name="P3">Manipal Institute of Technology</text:p>
        <text:p text:style-name="P3">Current CGPA is 9.4<text:span text:style-name="T24">3</text:span> <text:s text:c="9"/></text:p>
        <text:p text:style-name="P3"/>
        <text:p text:style-name="Standard"><text:span text:style-name="T1">12</text:span><text:span text:style-name="T13">th</text:span><text:span text:style-name="T1"> Science from CBSE Board</text:span><text:span text:style-name="T3"> <text:s text:c="21"/></text:span><text:span text:style-name="T1">2015-2016</text:span></text:p>
        <text:p text:style-name="Standard"><text:span text:style-name="T4">Delhi Public School, R.K. Puram</text:span><text:span text:style-name="T3"> </text:span></text:p>
        <text:p text:style-name="Standard"><text:span text:style-name="T4">91.8%</text:span><text:span text:style-name="T3"> <text:s text:c="2"/></text:span></text:p>
        <text:p text:style-name="P6"/>
        <text:p text:style-name="Standard"><text:span text:style-name="T1">10</text:span><text:span text:style-name="T13">th</text:span><text:span text:style-name="T1"> from CBSE Board <text:s text:c="35"/>2013-2014 </text:span><text:span text:style-name="T3"><text:s text:c="30"/></text:span></text:p>
        <text:p text:style-name="P45">Ahlcon Public School</text:p>
        <text:p text:style-name="P45">CGPA 10</text:p>
        <text:p text:style-name="P44"><text:s text:c="12"/></text:p>
        <text:p text:style-name="P1"/>
        <text:p text:style-name="P1"/>
        <text:p text:style-name="Standard"><text:span text:style-name="T19">Tec</text:span><text:span text:style-name="T12">hnical</text:span><text:span text:style-name="T11"> </text:span><text:span text:style-name="T12">Skills</text:span></text:p>
        <text:p text:style-name="P24"/>
        <text:p text:style-name="Standard"><text:span text:style-name="T8">Languages</text:span><text:span text:style-name="T7"> <text:s text:c="54"/><text:tab/></text:span><text:span text:style-name="T8">Java</text:span><text:span text:style-name="T7">, </text:span><text:span text:style-name="T8">C, C++,</text:span><text:span text:style-name="T9">Python</text:span></text:p>
        <text:p text:style-name="P9"/>
        <text:p text:style-name="Standard"><text:span text:style-name="T8">Tools</text:span><text:span text:style-name="T7"> </text:span><text:span text:style-name="T8">&amp;</text:span><text:span text:style-name="T7"> </text:span><text:span text:style-name="T8">IDE</text:span><text:span text:style-name="T7"> <text:s text:c="54"/><text:tab/></text:span><text:span text:style-name="T8">Eclipse</text:span></text:p>
        <text:p text:style-name="P4"/>
        <text:p text:style-name="Standard"><text:span text:style-name="T8">Databases</text:span><text:span text:style-name="T7"> <text:s text:c="56"/><text:tab/></text:span><text:span text:style-name="T8">Oracle</text:span></text:p>
        <text:p text:style-name="P4"/>
        <text:p text:style-name="P4">Operating System <text:s text:c="53"/>Windows 2007/2010, Ubuntu</text:p>
        <text:p text:style-name="P4"/>
        <text:p text:style-name="P4">Subjects of Interest <text:s text:c="51"/>Data Structures, Database <text:s text:c="18"/></text:p>
        <text:p text:style-name="P4"><text:s text:c="85"/>Management System, MASM 8086</text:p>
        <text:p text:style-name="P4"/>
        <text:p text:style-name="P4">Applications <text:s text:c="63"/>MS-Office (MS-Word, MS-Power </text:p>
        <text:p text:style-name="P37"><text:s text:c="85"/>Point)</text:p>
        <text:p text:style-name="P25"><text:span text:style-name="T20">Pro</text:span><text:span text:style-name="T12">jects</text:span></text:p>
        <text:p text:style-name="P26"/>
        <text:p text:style-name="P26">Project Title: Restaurant Search System</text:p>
        <text:p text:style-name="P26"/>
        <text:p text:style-name="P26">Project Aim: Restaurant search is aimed at developing a computerized system to aid the users in making a satisfactory choice based on their preferred cuisine, location and budget.</text:p>
        <text:p text:style-name="P26"/>
        <text:p text:style-name="P47">Technology: Java swing for user interface and Oracle for database.</text:p>
        <text:p text:style-name="P26"/>
        <text:p text:style-name="P48">Status: Completed</text:p>
        <text:p text:style-name="P27"/>
      </text:section>
      <text:p text:style-name="P49"/>
      <text:p text:style-name="P11"/>
      <text:p text:style-name="P2"><text:tab/><text:tab/><text:span text:style-name="T6">Project Title: Bit pair recoding</text:span></text:p>
      <text:p text:style-name="P39"/>
      <text:p text:style-name="P39"><text:tab/><text:tab/>Project Aim: To develop an efficient algorithm to generate a computerized system <text:tab/><text:tab/><text:tab/>for performing bit pair multiplication</text:p>
      <text:p text:style-name="P39"/>
      <text:p text:style-name="P39"><text:tab/><text:tab/>Techology: C language used for the code</text:p>
      <text:p text:style-name="P39"/>
      <text:p text:style-name="P39"><text:tab/><text:tab/>Status: Ongoing</text:p>
      <text:p text:style-name="P50"/>
      <text:p text:style-name="P28"><text:span text:style-name="T21">Wor</text:span><text:span text:style-name="T12">kshop</text:span></text:p>
      <text:list xml:id="list2426768094" text:style-name="WWNum2">
        <text:list-item>
          <text:p text:style-name="P51">Attended a workshop on cloud computing</text:p>
        </text:list-item>
        <text:list-item>
          <text:p text:style-name="P51">Attended a workshop on C++</text:p>
        </text:list-item>
      </text:list>
      <text:p text:style-name="P5"/>
      <text:p text:style-name="P5"/>
      <text:p text:style-name="P28"><text:span text:style-name="T22">Int</text:span><text:span text:style-name="T12">erests</text:span></text:p>
      <text:p text:style-name="P29"/>
      <text:list xml:id="list2527580425" text:style-name="WWNum4">
        <text:list-item>
          <text:p text:style-name="P52">Playing Badminton, Table tennis</text:p>
        </text:list-item>
        <text:list-item>
          <text:p text:style-name="P52">Avid reader</text:p>
        </text:list-item>
        <text:list-item>
          <text:p text:style-name="P52">Listening to music</text:p>
        </text:list-item>
      </text:list>
      <text:p text:style-name="P7"/>
      <text:p text:style-name="P7"/>
      <text:p text:style-name="P28"><text:span text:style-name="T23">Ach</text:span><text:span text:style-name="T12">ievement</text:span><text:bookmark text:name="_GoBack"/><text:span text:style-name="T12">s</text:span></text:p>
      <text:p text:style-name="P30"/>
      <text:list xml:id="list4270181923" text:style-name="WWNum6">
        <text:list-item>
          <text:p text:style-name="P53">Awarded certificate for excellent academic performance in IX and X grade</text:p>
        </text:list-item>
        <text:list-item>
          <text:p text:style-name="P53">Organized an event during our annual cultural fest in college</text:p>
        </text:list-item>
        <text:list-item>
          <text:p text:style-name="P54"><text:span text:style-name="T10">Awarded certificate for excellent academic performance in 1</text:span><text:span text:style-name="T14">st</text:span><text:span text:style-name="T10"> and 2</text:span><text:span text:style-name="T14">nd</text:span><text:span text:style-name="T10"> semester of college</text:span></text:p>
        </text:list-item>
        <text:list-item>
          <text:p text:style-name="P53">Participated in online coding competitions like Hawkeye and Prometheus during our annual technical fest</text:p>
        </text:list-item>
      </text:list>
      <text:p text:style-name="P29"/>
      <text:p text:style-name="P30"/>
      <text:p text:style-name="P30"/>
      <text:p text:style-name="P9"><text:tab/><text:tab/><text:tab/></text:p>
      <text:p text:style-name="P16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247cm" fo:margin-bottom="0.494cm" fo:margin-left="0.882cm" fo:margin-right="0.7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11cm" fo:margin-bottom="0.494cm" fo:margin-left="3.034cm" fo:margin-right="0.741cm" style:writing-mode="lr-tb" style:layout-grid-color="#c0c0c0" style:layout-grid-lines="266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al pandey</meta:initial-creator>
    <meta:editing-cycles>11</meta:editing-cycles>
    <meta:creation-date>2018-05-01T10:08:00</meta:creation-date>
    <dc:date>2019-09-21T23:18:18.824628377</dc:date>
    <meta:editing-duration>PT52M25S</meta:editing-duration>
    <meta:generator>LibreOffice/6.0.7.3$Linux_X86_64 LibreOffice_project/00m0$Build-3</meta:generator>
    <meta:document-statistic meta:table-count="0" meta:image-count="0" meta:object-count="0" meta:page-count="2" meta:paragraph-count="55" meta:word-count="274" meta:character-count="2564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